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none" fo:font-weight="bold" officeooo:rsid="001968b8" officeooo:paragraph-rsid="001968b8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text-underline-style="none" fo:font-weight="normal" officeooo:rsid="001968b8" officeooo:paragraph-rsid="001968b8" style:font-weight-asian="normal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text-underline-style="none" fo:font-weight="normal" officeooo:rsid="0019a820" officeooo:paragraph-rsid="0019a82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ORTER UN TABLEUR DANS UNE BDD POUR LES NULS</text:p>
      <text:p text:style-name="P1"/>
      <text:p text:style-name="P1"/>
      <text:p text:style-name="P2">Commence par faire une version csv de ton tableur avec le séparateur en virgule (démerde toi pour pas avoir de virgules dans tes termes).<text:line-break/></text:p>
      <text:p text:style-name="P2">En plus il faut que le nom de tes colonnes dans ton tableur aient le même nom que les «colonnes» de ta bdd.</text:p>
      <text:p text:style-name="P2"/>
      <text:p text:style-name="P2">Une fois que t'as ton csv, mets le dans le dossier db</text:p>
      <text:p text:style-name="P2"/>
      <text:p text:style-name="P2">On suppose ici que ta bdd est déjà créée, donc dans db/migrate tu dois avoir un fichier du style: 'timestamp_create_nomdeclasse.rb' avec tout ce qu'il faut dedans (va voir le truc si tu vois pas trop ce qu'il y a dedans)</text:p>
      <text:p text:style-name="P2"/>
      <text:p text:style-name="P2">Dans ton fichier dans le dossier models, ne met rien.</text:p>
      <text:p text:style-name="P2"/>
      <text:p text:style-name="P2">Maintenant, créer un nouveau fichier .rake dans le dossier lib/tasks et met un truc du style:</text:p>
      <text:p text:style-name="P2"/>
      <text:p text:style-name="P2">require 'csv'</text:p>
      <text:p text:style-name="P2">namespace :nom_du_fichier do </text:p>
      <text:p text:style-name="P2"><text:tab/>task :nom_de_la_tache =&gt; :environment do</text:p>
      <text:p text:style-name="P2"><text:tab/><text:tab/>CSV.foreach(Rails.root.join('db', 'mon_tableur.csv'), headers: true) do |row|</text:p>
      <text:p text:style-name="P2"><text:tab/> <text:s/><text:tab/><text:tab/>this_row = {</text:p>
      <text:p text:style-name="P2"><text:tab/> <text:s text:c="3"/><text:tab/><text:tab/>:colonne1 =&gt; row[0],</text:p>
      <text:p text:style-name="P2"><text:tab/> <text:s text:c="3"/><text:tab/><text:tab/>:colonne2 =&gt; row[1],</text:p>
      <text:p text:style-name="P2"><text:tab/> <text:s text:c="3"/><text:tab/><text:tab/>: colonne3 =&gt; row[2]</text:p>
      <text:p text:style-name="P2"><text:tab/> <text:s/><text:tab/><text:tab/>}</text:p>
      <text:p text:style-name="P2"><text:tab/> <text:s/><text:tab/><text:tab/>donnee = Classname.new(this_row)</text:p>
      <text:p text:style-name="P2"><text:tab/> <text:s/><text:tab/><text:tab/>donnee.save!</text:p>
      <text:p text:style-name="P2"><text:tab/> <text:s/><text:tab/>end</text:p>
      <text:p text:style-name="P2"><text:tab/>end</text:p>
      <text:p text:style-name="P2">end</text:p>
      <text:p text:style-name="P2"/>
      <text:p text:style-name="P2">Maintenant que t'as ton fichier task.rake tu ouvres ta console de commande dans le bon répertoire et tu tapes : </text:p>
      <text:p text:style-name="P2"><text:tab/>rake db:drop db:create db:migrate maintenance:load_ouvrage</text:p>
      <text:p text:style-name="P2"/>
      <text:p text:style-name="P3">Et maintenant TU BOSSES 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9T12:23:16.810825342</dc:date>
    <meta:document-statistic meta:table-count="0" meta:image-count="0" meta:object-count="0" meta:page-count="1" meta:paragraph-count="24" meta:word-count="201" meta:character-count="1241" meta:non-whitespace-character-count="1011"/>
    <meta:generator>LibreOffice/4.2.8.2$Linux_X86_64 LibreOffice_project/420m0$Build-2</meta:generator>
  </office:meta>
</office:document-meta>
</file>